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5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2952818386242521803" text:style-name="L1">
        <text:list-item>
          <text:p text:style-name="P5">Create TileScript.cs with all properties/methods</text:p>
        </text:list-item>
        <text:list-item>
          <text:p text:style-name="P5">Create Tile prefabs/sprites</text:p>
        </text:list-item>
        <text:list-item>
          <text:p text:style-name="P5">Implement tile types</text:p>
          <text:list>
            <text:list-item>
              <text:p text:style-name="P5">dirt </text:p>
            </text:list-item>
            <text:list-item>
              <text:p text:style-name="P5">grass</text:p>
            </text:list-item>
            <text:list-item>
              <text:p text:style-name="P5">deep water</text:p>
            </text:list-item>
          </text:list>
        </text:list-item>
      </text:list>
      <text:list xml:id="list4467909931081433680" text:style-name="L2">
        <text:list-item>
          <text:p text:style-name="P6">Implement tile bool properties</text:p>
          <text:list>
            <text:list-item>
              <text:p text:style-name="P6">IsWalkable</text:p>
            </text:list-item>
            <text:list-item>
              <text:p text:style-name="P6">IsOccupiable</text:p>
            </text:list-item>
            <text:list-item>
              <text:p text:style-name="P6">IsBlockingLoS</text:p>
            </text:list-item>
            <text:list-item>
              <text:p text:style-name="P6">IsBuildable</text:p>
            </text:list-item>
            <text:list-item>
              <text:p text:style-name="P6">ProvidesHalfCover</text:p>
            </text:list-item>
            <text:list-item>
              <text:p text:style-name="P6">ProvidesFullCover</text:p>
            </text:list-item>
          </text:list>
        </text:list-item>
      </text:list>
      <text:p text:style-name="P1">World</text:p>
      <text:list xml:id="list7720841819718855652" text:style-name="L3">
        <text:list-item>
          <text:p text:style-name="P7">Create LevelManager/generator script</text:p>
        </text:list-item>
        <text:list-item>
          <text:p text:style-name="P7">Levelmanager creates world from text file</text:p>
        </text:list-item>
        <text:list-item>
          <text:p text:style-name="P7">Implement tile/world object creation pairings that create the combo's on map generation</text:p>
          <text:list>
            <text:list-item>
              <text:p text:style-name="P7">Grass with tree</text:p>
            </text:list-item>
            <text:list-item>
              <text:p text:style-name="P7">Grass with rubble</text:p>
            </text:list-item>
            <text:list-item>
              <text:p text:style-name="P7">Dirt with tree</text:p>
            </text:list-item>
            <text:list-item>
              <text:p text:style-name="P7">Dirt with Rock</text:p>
            </text:list-item>
            <text:list-item>
              <text:p text:style-name="P7">dirt with gold node</text:p>
            </text:list-item>
            <text:list-item>
              <text:p text:style-name="P7">dirt with steel node</text:p>
            </text:list-item>
            <text:list-item>
              <text:p text:style-name="P7">dirt with rubble</text:p>
            </text:list-item>
          </text:list>
        </text:list-item>
      </text:list>
      <text:p text:style-name="P1"><text:soft-page-break/>World Objects</text:p>
      <text:list xml:id="list3825621904094642982" text:style-name="L4">
        <text:list-item>
          <text:p text:style-name="P8">Implement WorldObject.cs / inheritance structure</text:p>
        </text:list-item>
        <text:list-item>
          <text:p text:style-name="P8">Implement worldobject prefabs</text:p>
          <text:list>
            <text:list-item>
              <text:p text:style-name="P8">tree</text:p>
            </text:list-item>
            <text:list-item>
              <text:p text:style-name="P8">rubble</text:p>
            </text:list-item>
            <text:list-item>
              <text:p text:style-name="P8">Gold Node</text:p>
            </text:list-item>
            <text:list-item>
              <text:p text:style-name="P8">Steel Node</text:p>
            </text:list-item>
            <text:list-item>
              <text:p text:style-name="P8">Rock</text:p>
            </text:list-item>
          </text:list>
        </text:list-item>
        <text:list-item>
          <text:p text:style-name="P8">Implement world object bool properties</text:p>
          <text:list>
            <text:list-item>
              <text:p text:style-name="P8">PreventsMovementThrough</text:p>
            </text:list-item>
            <text:list-item>
              <text:p text:style-name="P8">PreventsOccupation</text:p>
            </text:list-item>
            <text:list-item>
              <text:p text:style-name="P8">BlocksLoS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4">Sprint 2: Defenders, Enemies, Weapons, Movement, Abilities (completed 20/9/19)</text:p>
      <text:list xml:id="list2988517623132723760" text:style-name="L5">
        <text:list-item>
          <text:p text:style-name="P9">Create LivingEntity cs and inheritance structure</text:p>
        </text:list-item>
        <text:list-item>
          <text:p text:style-name="P9">Create rifleman prefab</text:p>
        </text:list-item>
        <text:list-item>
          <text:p text:style-name="P9">Create Hive Charge and Hive Spitter prefabs</text:p>
        </text:list-item>
        <text:list-item>
          <text:p text:style-name="P9">Create UI panel for buying/selecting/placing defenders</text:p>
        </text:list-item>
        <text:list-item>
          <text:p text:style-name="P9">Create scripts</text:p>
          <text:list>
            <text:list-item>
              <text:p text:style-name="P9">AbilityDataSO</text:p>
            </text:list-item>
            <text:list-item>
              <text:p text:style-name="P9">Ability</text:p>
            </text:list-item>
            <text:list-item>
              <text:p text:style-name="P9">Ability Library</text:p>
            </text:list-item>
            <text:list-item>
              <text:p text:style-name="P9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4992730141185605646" text:style-name="L6">
        <text:list-item>
          <text:p text:style-name="P10">LoS implement DONE</text:p>
        </text:list-item>
        <text:list-item>
          <text:p text:style-name="P10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2334818731240650359" text:style-name="L7">
        <text:list-item>
          <text:p text:style-name="P11">Enemies target spaceship correctly DONE</text:p>
          <text:list>
            <text:list-item>
              <text:p text:style-name="P11">no erorrs occur when spaceship is destroyed DONE</text:p>
            </text:list-item>
          </text:list>
        </text:list-item>
        <text:list-item>
          <text:p text:style-name="P11">Spaceship HandleDeath method triggers eventmanager method DONE</text:p>
        </text:list-item>
        <text:list-item>
          <text:p text:style-name="P11">Implement EventManager StartNewGameOverEvent() DONE</text:p>
        </text:list-item>
        <text:list-item>
          <text:p text:style-name="P11">Camera moves towards and looks at space ship when destroyed DONE</text:p>
        </text:list-item>
        <text:list-item>
          <text:p text:style-name="P11">Space ship explosion animation OR yield wait for 2 seconds implemented DONE</text:p>
        </text:list-item>
        <text:list-item>
          <text:p text:style-name="P11">Game over panel created and designed DONE</text:p>
        </text:list-item>
        <text:list-item>
          <text:p text:style-name="P11">game over panel “Start Again” button reloads the scene DONE</text:p>
        </text:list-item>
        <text:list-item>
          <text:p text:style-name="P11">Add DontDestroyOnLoad() to all required singleton objects DONE</text:p>
        </text:list-item>
      </text:list>
      <text:p text:style-name="P4">Sprint 5: Camera movement (completed 23/9/19)</text:p>
      <text:list xml:id="list1196151819370229645" text:style-name="L8">
        <text:list-item>
          <text:p text:style-name="P12">Import cinemachine assets DONE</text:p>
        </text:list-item>
        <text:list-item>
          <text:p text:style-name="P12">Import cameramanager script from previous project DONE</text:p>
        </text:list-item>
        <text:list-item>
          <text:p text:style-name="P12">change all camera settings DONE</text:p>
          <text:list>
            <text:list-item>
              <text:p text:style-name="P12">camera is now orthographic, not perspective DONE</text:p>
            </text:list-item>
            <text:list-item>
              <text:p text:style-name="P12">fine tune camera settings / limitations DONE</text:p>
              <text:list>
                <text:list-item>
                  <text:p text:style-name="P12">min/max camera zoom</text:p>
                </text:list-item>
                <text:list-item>
                  <text:p text:style-name="P12">camera zoom speed</text:p>
                </text:list-item>
                <text:list-item>
                  <text:p text:style-name="P12">camera look speed</text:p>
                </text:list-item>
              </text:list>
            </text:list-item>
          </text:list>
        </text:list-item>
      </text:list>
      <text:list xml:id="list928408569101799941" text:style-name="L9">
        <text:list-item>
          <text:p text:style-name="P13">Implement camera looks at defender when selected DONE</text:p>
        </text:list-item>
        <text:list-item>
          <text:p text:style-name="P13">Implement camera looks at enemy during their activation DONE</text:p>
        </text:list-item>
        <text:list-item>
          <text:p text:style-name="P13">Implement camera looks at spaceship when it destroyed during game over event DONE</text:p>
        </text:list-item>
        <text:list-item>
          <text:p text:style-name="P13">Remove bugs, jittererness DONE</text:p>
        </text:list-item>
      </text:list>
      <text:p text:style-name="P4">Sprint 6: Tile logic updates (completed 23/9/19)</text:p>
      <text:list xml:id="list4713425973410369004" text:style-name="L10">
        <text:list-item>
          <text:p text:style-name="P14">refactor levelmanager occupy/unoccupy tile logic into tilescript DONE</text:p>
        </text:list-item>
        <text:list-item>
          <text:p text:style-name="P14">rework bool properties that handle occupation, Los and moveability of tiles DONE</text:p>
        </text:list-item>
        <text:list-item>
          <text:p text:style-name="P14">rework methods that handle occupation, Los and moveability of tiles DONE</text:p>
        </text:list-item>
        <text:list-item>
          <text:p text:style-name="P14"><text:soft-page-break/>Update Astar pathfinding and getpath method DONE</text:p>
        </text:list-item>
      </text:list>
      <text:p text:style-name="P4">Sprint 7: Simple map and new world objects</text:p>
      <text:list xml:id="list8290779874619976289" text:style-name="L11">
        <text:list-item>
          <text:p text:style-name="P15">Design and implement a simple but tactically interesting map for early dev phase DONE</text:p>
        </text:list-item>
        <text:list-item>
          <text:p text:style-name="P15">Rubble world object implemented and working DONE</text:p>
        </text:list-item>
        <text:list-item>
          <text:p text:style-name="P15">All tiles working DONE</text:p>
          <text:list>
            <text:list-item>
              <text:p text:style-name="P15">Water prevents movemen through and on DONE</text:p>
            </text:list-item>
          </text:list>
        </text:list-item>
      </text:list>
      <text:list xml:id="list575033300175955376" text:style-name="L12">
        <text:list-item>
          <text:p text:style-name="P16">All world objects working DONE</text:p>
          <text:list>
            <text:list-item>
              <text:p text:style-name="P16">rubble can be moved through but not moved on DONE</text:p>
            </text:list-item>
            <text:list-item>
              <text:p text:style-name="P16">trees cant be moved through or on DONE</text:p>
            </text:list-item>
            <text:list-item>
              <text:p text:style-name="P16">rock walls cant be moved through or on DONE</text:p>
            </text:list-item>
          </text:list>
        </text:list-item>
      </text:list>
      <text:list xml:id="list8560078450295047281" text:style-name="L13">
        <text:list-item>
          <text:p text:style-name="P17">New camoflage system DONE</text:p>
        </text:list-item>
      </text:list>
      <text:list xml:id="list411758843751666299" text:style-name="L14">
        <text:list-item>
          <text:p text:style-name="P18">camoflage is applied whenever a character moves onto a grass tile DONE</text:p>
        </text:list-item>
        <text:list-item>
          <text:p text:style-name="P18">camoflage is removed whenever a characters moves onto a tile that is not a grass tile DONE</text:p>
        </text:list-item>
      </text:list>
      <text:p text:style-name="P4">Sprint 8: Income, resources and costs (completed 23/9/19)</text:p>
      <text:list xml:id="list1572875200942159894" text:style-name="L15">
        <text:list-item>
          <text:p text:style-name="P19">Implement PlayerDataManager script (replaces GameManager) DONE</text:p>
        </text:list-item>
      </text:list>
      <text:list xml:id="list2859664755140407700" text:style-name="L16">
        <text:list-item>
          <text:p text:style-name="P20">PlayerDataManager.ModifyGold working DONE</text:p>
          <text:list>
            <text:list-item>
              <text:p text:style-name="P20">modifies currentGold variable DONE</text:p>
            </text:list-item>
            <text:list-item>
              <text:p text:style-name="P20">updates gold amount text on top panel DONE</text:p>
            </text:list-item>
          </text:list>
        </text:list-item>
        <text:list-item>
          <text:p text:style-name="P20">Gold</text:p>
          <text:list>
            <text:list-item>
              <text:p text:style-name="P20">Player starts with X gold (maybe 10) working DONE</text:p>
            </text:list-item>
            <text:list-item>
              <text:p text:style-name="P20">Rifleman has a gold cost stat</text:p>
            </text:list-item>
            <text:list-item>
              <text:p text:style-name="P20">Buying a rifleman reduces gold DONE</text:p>
            </text:list-item>
            <text:list-item>
              <text:p text:style-name="P20">Player cannot buy a rifleman if they do not not have enough gold DONE</text:p>
            </text:list-item>
            <text:list-item>
              <text:p text:style-name="P20">Player generates gold passively on turn start working DONE</text:p>
            </text:list-item>
          </text:list>
        </text:list-item>
      </text:list>
      <text:list xml:id="list5901278188118137731" text:style-name="L17">
        <text:list-item>
          <text:p text:style-name="P21">ToweButton Script complete rework DONE</text:p>
        </text:list-item>
      </text:list>
      <text:list xml:id="list1298631949335156698" text:style-name="L18">
        <text:list-item>
          <text:p text:style-name="P22">Change name: DefenderButton DONE</text:p>
        </text:list-item>
        <text:list-item>
          <text:p text:style-name="P22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576781718091057495" text:style-name="L19">
        <text:list-item>
          <text:p text:style-name="P23">Add top panel text to indicate the current player turn DONE</text:p>
        </text:list-item>
        <text:list-item>
          <text:p text:style-name="P23">Give turnmanager a reference to this text DONE</text:p>
        </text:list-item>
        <text:list-item>
          <text:p text:style-name="P23">Decide timing of when a new enemy wave spawns (on player turn start? End?) DONE (player tur start, before defender.OnTurnStart events) DONE</text:p>
        </text:list-item>
        <text:list-item>
          <text:p text:style-name="P23">New methods</text:p>
          <text:list>
            <text:list-item>
              <text:p text:style-name="P23">UpdatePlayerTurnText DONE</text:p>
            </text:list-item>
            <text:list-item>
              <text:p text:style-name="P23">ModifyPlayerTurnCount DONE</text:p>
            </text:list-item>
          </text:list>
        </text:list-item>
      </text:list>
      <text:list xml:id="list9223137216577705571" text:style-name="L20">
        <text:list-item>
          <text:p text:style-name="P24">Change enemy sprites</text:p>
          <text:list>
            <text:list-item>
              <text:p text:style-name="P24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4212717713362739243" text:style-name="L21">
        <text:list-item>
          <text:p text:style-name="P25">PlayerDataManager has a current troop amount and max troop amount property DONE</text:p>
        </text:list-item>
        <text:list-item>
          <text:p text:style-name="P25">top panel display current and max troop count values DONE</text:p>
          <text:list>
            <text:list-item>
              <text:p text:style-name="P25">get troop count icon DONE</text:p>
            </text:list-item>
            <text:list-item>
              <text:p text:style-name="P25">current troop count text DONE</text:p>
            </text:list-item>
            <text:list-item>
              <text:p text:style-name="P25">max troop count text DONE</text:p>
            </text:list-item>
          </text:list>
        </text:list-item>
      </text:list>
      <text:list xml:id="list9026721185789310244" text:style-name="L22">
        <text:list-item>
          <text:p text:style-name="P26">Player Data manager</text:p>
          <text:list>
            <text:list-item>
              <text:p text:style-name="P26">ModifyCurrentTroopCount DONE</text:p>
            </text:list-item>
            <text:list-item>
              <text:p text:style-name="P26">ModifyCurrentTroopCountText DONE</text:p>
            </text:list-item>
            <text:list-item>
              <text:p text:style-name="P26">ModifyMaxTroopCount DONE</text:p>
            </text:list-item>
            <text:list-item>
              <text:p text:style-name="P26">ModifyMaxtTroopCountText DONE</text:p>
            </text:list-item>
            <text:list-item>
              <text:p text:style-name="P26">Global settings has a property for starting troop count limit DONE</text:p>
            </text:list-item>
          </text:list>
        </text:list-item>
      </text:list>
      <text:list xml:id="list42263675" text:continue-list="list4212717713362739243" text:style-name="L21">
        <text:list-item>
          <text:p text:style-name="P25">Implement defender troop cost</text:p>
          <text:list>
            <text:list-item>
              <text:p text:style-name="P25">defenders have a troop cost property DONE</text:p>
            </text:list-item>
            <text:list-item>
              <text:p text:style-name="P25">recruiting a defender increases troop count DONE</text:p>
            </text:list-item>
            <text:list-item>
              <text:p text:style-name="P25"><text:soft-page-break/>a defender dying reduces the current troop count DONE</text:p>
            </text:list-item>
            <text:list-item>
              <text:p text:style-name="P25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4355952876863382646" text:style-name="L23">
        <text:list-item>
          <text:p text:style-name="P27">Rifleman abilities</text:p>
          <text:list>
            <text:list-item>
              <text:p text:style-name="P27">Throw Hand Grenade DONE</text:p>
            </text:list-item>
            <text:list-item>
              <text:p text:style-name="P27">Overwatch working DONE</text:p>
              <text:list>
                <text:list-item>
                  <text:p text:style-name="P27">overwatch applies 'Overwatch' passive DONE</text:p>
                </text:list-item>
              </text:list>
            </text:list-item>
            <text:list-item>
              <text:p text:style-name="P27">Dig in</text:p>
              <text:list>
                <text:list-item>
                  <text:p text:style-name="P27">dig in applies 'Entrenchment' DONE</text:p>
                </text:list-item>
              </text:list>
            </text:list-item>
            <text:list-item>
              <text:p text:style-name="P27">Overwatch passive</text:p>
              <text:list>
                <text:list-item>
                  <text:p text:style-name="P27">overwatch coroutine yields correctly while attack is resolved DONE</text:p>
                </text:list-item>
                <text:list-item>
                  <text:p text:style-name="P27">overwatch is removed after the attack is resolved DONE</text:p>
                </text:list-item>
              </text:list>
            </text:list-item>
            <text:list-item>
              <text:p text:style-name="P27">Entrenchment passive<text:tab/></text:p>
              <text:list>
                <text:list-item>
                  <text:p text:style-name="P27">Moving cancels entrenchment DONE</text:p>
                </text:list-item>
                <text:list-item>
                  <text:p text:style-name="P27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</text:p>
      <text:list xml:id="list8055559824556565699" text:style-name="L24">
        <text:list-item>
          <text:p text:style-name="P28">Design + implement 1 new defender</text:p>
        </text:list-item>
        <text:list-item>
          <text:p text:style-name="P28">UI mini cleanup</text:p>
          <text:list>
            <text:list-item>
              <text:p text:style-name="P28">spell info box sorting order should be above most things (currently sits behind weapons view)</text:p>
            </text:list-item>
            <text:list-item>
              <text:p text:style-name="P28">defenders automatically display ranged weapon info box on selection. Turn this off</text:p>
            </text:list-item>
          </text:list>
        </text:list-item>
        <text:list-item>
          <text:p text:style-name="P28">Defender Button panel</text:p>
          <text:list>
            <text:list-item>
              <text:p text:style-name="P28">redesign view / size / sprites used etc</text:p>
            </text:list-item>
            <text:list-item>
              <text:p text:style-name="P28">panel is disabled during enemy turn</text:p>
            </text:list-item>
            <text:list-item>
              <text:p text:style-name="P28">panel has a button that can be clicked to minimize /maximize it</text:p>
            </text:list-item>
          </text:list>
        </text:list-item>
        <text:list-item>
          <text:p text:style-name="P28">Defender button</text:p>
          <text:list>
            <text:list-item>
              <text:p text:style-name="P28">displays sprite of character</text:p>
            </text:list-item>
            <text:list-item>
              <text:p text:style-name="P28">displays gold cost </text:p>
            </text:list-item>
            <text:list-item>
              <text:p text:style-name="P28">display troop cost</text:p>
            </text:list-item>
            <text:list-item>
              <text:p text:style-name="P28"><text:soft-page-break/>On mouse over display an info panel which contains</text:p>
              <text:list>
                <text:list-item>
                  <text:p text:style-name="P28">troop name</text:p>
                </text:list-item>
                <text:list-item>
                  <text:p text:style-name="P28">troop description</text:p>
                  <text:list>
                    <text:list-item>
                      <text:p text:style-name="P28">starting weapons (maybe)</text:p>
                    </text:list-item>
                    <text:list-item>
                      <text:p text:style-name="P28">starting abilities (maybe)</text:p>
                    </text:list-item>
                    <text:list-item>
                      <text:p text:style-name="P28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: New defender, enemy, object, tile and UI sprites</text:p>
      <text:list xml:id="list3493241774583017737" text:style-name="L25">
        <text:list-item>
          <text:p text:style-name="P29">Find and implement sci-fi themed UI sprites for UI elements</text:p>
        </text:list-item>
        <text:list-item>
          <text:p text:style-name="P29">Find a scifi themed font</text:p>
        </text:list-item>
        <text:list-item>
          <text:p text:style-name="P29">Find + implement new sprites / animations for defenders</text:p>
        </text:list-item>
        <text:list-item>
          <text:p text:style-name="P29">Find + implement new sprites / animations for enemies</text:p>
        </text:list-item>
        <text:list-item>
          <text:p text:style-name="P29">Find + implement new sprites / animations for world objects</text:p>
          <text:list>
            <text:list-item>
              <text:p text:style-name="P29">try find trees with animations</text:p>
            </text:list-item>
          </text:list>
        </text:list-item>
      </text:list>
      <text:p text:style-name="P1"><text:span text:style-name="T1">Sprint 14: loot box object + related even</text:span>ts</text:p>
      <text:list xml:id="list7661058283002949071" text:style-name="L26">
        <text:list-item>
          <text:p text:style-name="P30">Design + implement loot box prefab and sprites</text:p>
        </text:list-item>
        <text:list-item>
          <text:p text:style-name="P30">Implement loot box types for future scalability (e.g. Enum for rarity, or enum for reward like gold, stweel, weapon etc)</text:p>
        </text:list-item>
        <text:list-item>
          <text:p text:style-name="P30">Create system for generating loot boxes and define <text:s/>rules</text:p>
          <text:list>
            <text:list-item>
              <text:p text:style-name="P30">generate which loot and how much of it</text:p>
            </text:list-item>
            <text:list-item>
              <text:p text:style-name="P30">generate a spawn location randomly and define rules (cant be dropped on invalid tiles, etc)</text:p>
            </text:list-item>
            <text:list-item>
              <text:p text:style-name="P30">dictate frequency of loot box spawning (min tim between spawns, max time between spawns)</text:p>
            </text:list-item>
          </text:list>
        </text:list-item>
        <text:list-item>
          <text:p text:style-name="P30">Lootbox interactions to implement</text:p>
          <text:list>
            <text:list-item>
              <text:p text:style-name="P30">Loot box clicked on shows VFX notification of the reward it contained</text:p>
            </text:list-item>
            <text:list-item>
              <text:p text:style-name="P30">Loot box is destroyed when timer runs out</text:p>
            </text:list-item>
            <text:list-item>
              <text:p text:style-name="P30">Loot box is destroyed when looted</text:p>
            </text:list-item>
            <text:list-item>
              <text:p text:style-name="P30">Loot box can only be looted when a defender is adjacent to it</text:p>
            </text:list-item>
          </text:list>
        </text:list-item>
      </text:list>
      <text:list xml:id="list5242755455187133510" text:style-name="L27">
        <text:list-item>
          <text:p text:style-name="P31">loot box spawns after character on turn start events, but before turn notification</text:p>
        </text:list-item>
        <text:list-item>
          <text:p text:style-name="P31">loot box countdown timer decreases during this time frame correctly</text:p>
        </text:list-item>
        <text:list-item>
          <text:p text:style-name="P31"><text:soft-page-break/>camera looks at the loot box position as it spawns to notify player</text:p>
        </text:list-item>
        <text:list-item>
          <text:p text:style-name="P31">turn manager yields and waits until this event has finished correctly</text:p>
        </text:list-item>
        <text:list-item>
          <text:p text:style-name="P31">player control over the camera and defenders is disabled during this time working</text:p>
        </text:list-item>
      </text:list>
      <text:p text:style-name="P1">Sprint 15: Spaceship control zone</text:p>
      <text:list xml:id="list8199477141612346429" text:style-name="L28">
        <text:list-item>
          <text:p text:style-name="P32">Add a new List in level manager: spaceship control zone</text:p>
        </text:list-item>
        <text:list-item>
          <text:p text:style-name="P32">new methods in levelmanager</text:p>
          <text:list>
            <text:list-item>
              <text:p text:style-name="P32">GetSpaceShip control zone</text:p>
            </text:list-item>
            <text:list-item>
              <text:p text:style-name="P32">SetupSpaceship control zone</text:p>
            </text:list-item>
          </text:list>
        </text:list-item>
        <text:list-item>
          <text:p text:style-name="P32">Clicking on the ship highlights tiles within the spaceship control zone</text:p>
        </text:list-item>
        <text:list-item>
          <text:p text:style-name="P32">clicking on a defender button highlight tiles within the control zone</text:p>
        </text:list-item>
        <text:list-item>
          <text:p text:style-name="P32">defenders cannot be placed outside control zone</text:p>
        </text:list-item>
      </text:list>
      <text:p text:style-name="P1">Sprint 16: Fix New game started event</text:p>
      <text:list xml:id="list768320440101996132" text:style-name="L29">
        <text:list-item>
          <text:p text:style-name="P33">remove debug/log from node constructor</text:p>
        </text:list-item>
        <text:list-item>
          <text:p text:style-name="P33">make setup yield while nodes are still being constructed</text:p>
        </text:list-item>
        <text:list-item>
          <text:p text:style-name="P33">then start blackscreen fade in</text:p>
        </text:list-item>
        <text:list-item>
          <text:p text:style-name="P33">make camera position already start at centre tile, not move from top right corner</text:p>
        </text:list-item>
      </text:list>
      <text:p text:style-name="P4">Sprint ??: Overwatch camera movement</text:p>
      <text:p text:style-name="P1">During overwatch events, the camera auto moves/zooms in a away that shows the player the attacker, and the victim of the overwatch attack</text:p>
      <text:list xml:id="list186130398208210172" text:style-name="L53">
        <text:list-item>
          <text:p text:style-name="P58">Logic/Method Ideas</text:p>
          <text:list>
            <text:list-item>
              <text:p text:style-name="P58">create method to find the centre point in between attacker and target </text:p>
            </text:list-item>
            <text:list-item>
              <text:p text:style-name="P58">move cam to this position</text:p>
            </text:list-item>
            <text:list-item>
              <text:p text:style-name="P58">create method to zoom out enough so both attacker and target can be seen</text:p>
            </text:list-item>
            <text:list-item>
              <text:p text:style-name="P58">disable player input/control of the camera during this camera movement</text:p>
            </text:list-item>
            <text:list-item>
              <text:p text:style-name="P58">reenable camera control after overwatch attack resolved</text:p>
            </text:list-item>
            <text:list-item>
              <text:p text:style-name="P58">set camera back to following selected defender if player turn</text:p>
            </text:list-item>
            <text:list-item>
              <text:p text:style-name="P58">method that triggers overwatch event (ontilemovedon i think) needs a yield wait until camera reaches the middle point between attacker/defender, or yield wait a few seconds</text:p>
            </text:list-item>
          </text:list>
        </text:list-item>
      </text:list>
      <text:p text:style-name="P1">Sprint ??: Scaling difficulty / Enemy Spawn Updates</text:p>
      <text:list xml:id="list2818756878973040549" text:style-name="L30">
        <text:list-item>
          <text:p text:style-name="P34"><text:soft-page-break/>Design system to make the game scale with difficulty over time</text:p>
        </text:list-item>
        <text:list-item>
          <text:p text:style-name="P34">Design more enemies + enemy wave combinations</text:p>
        </text:list-item>
        <text:list-item>
          <text:p text:style-name="P34">Design enemy wave types</text:p>
        </text:list-item>
        <text:list-item>
          <text:p text:style-name="P34">Design more events </text:p>
          <text:list>
            <text:list-item>
              <text:p text:style-name="P34">Elite enemy wave</text:p>
            </text:list-item>
            <text:list-item>
              <text:p text:style-name="P34">Suprise enemy wave</text:p>
            </text:list-item>
            <text:list-item>
              <text:p text:style-name="P34">Boss enemy wave</text:p>
            </text:list-item>
            <text:list-item>
              <text:p text:style-name="P34">Some enemies tunnel up and spawn inside spacehship control zone maybe?</text:p>
            </text:list-item>
          </text:list>
        </text:list-item>
      </text:list>
      <text:p text:style-name="P1">Sprint ?? Warcasters</text:p>
      <text:list xml:id="list2466405176359480877" text:style-name="L31">
        <text:list-item>
          <text:p text:style-name="P35">Design and brainstorm ideas for warcasters and things ability</text:p>
          <text:list>
            <text:list-item>
              <text:p text:style-name="P35">power level</text:p>
            </text:list-item>
            <text:list-item>
              <text:p text:style-name="P35">abilities</text:p>
            </text:list-item>
            <text:list-item>
              <text:p text:style-name="P35">passive traits</text:p>
            </text:list-item>
            <text:list-item>
              <text:p text:style-name="P35">control zone abilities/passives</text:p>
            </text:list-item>
            <text:list-item>
              <text:p text:style-name="P35">what happens when a warcaster dies?</text:p>
            </text:list-item>
          </text:list>
        </text:list-item>
      </text:list>
      <text:p text:style-name="P1">Sprint ?? Cover indicator on tile moused over</text:p>
      <text:list xml:id="list2666501213261429413" text:style-name="L56">
        <text:list-item>
          <text:p text:style-name="P61">Tiles display a shield (full cover) or half shield (half cover) when moused over to indicate that they give cover from a certain direction</text:p>
          <text:list>
            <text:list-item>
              <text:p text:style-name="P61">tile prefabs need a shield and half shield icon place at north, south, east west</text:p>
            </text:list-item>
            <text:list-item>
              <text:p text:style-name="P61">update tile OnMouseOver method</text:p>
              <text:list>
                <text:list-item>
                  <text:p text:style-name="P61">if(defender is awaiting any kind of move order)</text:p>
                  <text:list>
                    <text:list-item>
                      <text:p text:style-name="P61">if(posLogic.GetNorthTile.providesHalfCover)</text:p>
                      <text:list>
                        <text:list-item>
                          <text:p text:style-name="P6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047836697875018912" text:style-name="L58">
        <text:list-item>
          <text:p text:style-name="P65"><text:span text:style-name="T2">repeat this process for checking full cover and each other direction</text:span></text:p>
        </text:list-item>
        <text:list-item>
          <text:p text:style-name="P65"><text:span text:style-name="T2">need a way to check that a tile is no longer moused over, and then can turn off icons</text:span></text:p>
          <text:list>
            <text:list-item>
              <text:p text:style-name="P65"><text:span text:style-name="T2">OnMouseExit? Does that exist?</text:span></text:p>
            </text:list-item>
          </text:list>
        </text:list-item>
        <text:list-item>
          <text:p text:style-name="P65"><text:span text:style-name="T2">New Tilescript methods:</text:span></text:p>
          <text:list>
            <text:list-item>
              <text:p text:style-name="P65"><text:span text:style-name="T2"><text:s/>TurnOffAllCoverIcons</text:span></text:p>
            </text:list-item>
            <text:list-item>
              <text:p text:style-name="P65"><text:soft-page-break/><text:span text:style-name="T2">EnableCoverIcons</text:span></text:p>
            </text:list-item>
          </text:list>
          <text:p text:style-name="P63"/>
        </text:list-item>
      </text:list>
      <text:list xml:id="list3171395431002464887" text:style-name="L57">
        <text:list-item>
          <text:p text:style-name="P62">CoverNotificationManager methods</text:p>
          <text:list>
            <text:list-item>
              <text:p text:style-name="P62">GetCoverInfoFromAdjacentTiles(tilescript tileMousedOver)</text:p>
              <text:list>
                <text:list-item>
                  <text:p text:style-name="P62">uses position logic to get the NSEW tiles</text:p>
                </text:list-item>
              </text:list>
            </text:list-item>
          </text:list>
        </text:list-item>
      </text:list>
      <text:p text:style-name="P1">When an enemy is moused over while lining up a shot, a panel appears above the target displaying the hit % </text:p>
      <text:list xml:id="list3248670613470067147" text:style-name="L54">
        <text:list-item>
          <text:p text:style-name="P59">Design hit chance view panel</text:p>
        </text:list-item>
        <text:list-item>
          <text:p text:style-name="P59">Implement logic </text:p>
          <text:list>
            <text:list-item>
              <text:p text:style-name="P59">Create new static object class: HitChanceNotificationManager</text:p>
            </text:list-item>
            <text:list-item>
              <text:p text:style-name="P59">CalculateAndGetHitChance(attacker, target)</text:p>
            </text:list-item>
            <text:list-item>
              <text:p text:style-name="P59">Manager class has a panel object/prefab</text:p>
            </text:list-item>
            <text:list-item>
              <text:p text:style-name="P59">On enemy mouse over, activate panel object, place it slightly above enemy</text:p>
            </text:list-item>
            <text:list-item>
              <text:p text:style-name="P59">logic for knowing when to display + Display logic sequence</text:p>
              <text:list>
                <text:list-item>
                  <text:p text:style-name="P59">Enemy script has a OnMouseOver method</text:p>
                </text:list-item>
                <text:list-item>
                  <text:p text:style-name="P59">If(selectedDefender awating any single target attack order)</text:p>
                  <text:list>
                    <text:list-item>
                      <text:p text:style-name="P59">EnablePanelView</text:p>
                    </text:list-item>
                    <text:list-item>
                      <text:p text:style-name="P59">SetHitChanceTextValue(CalculateAndGetHitChance(attacker, target))</text:p>
                    </text:list-item>
                  </text:list>
                </text:list-item>
              </text:list>
            </text:list-item>
          </text:list>
        </text:list-item>
      </text:list>
      <text:list xml:id="list6760207098972948893" text:style-name="L55">
        <text:list-item>
          <text:p text:style-name="P60">HitChanceNotificationManager methods</text:p>
          <text:list>
            <text:list-item>
              <text:p text:style-name="P60">CalculateAndGetHitChance(attacker, target)</text:p>
            </text:list-item>
            <text:list-item>
              <text:p text:style-name="P60">SetHitChanceTextValue(int newValue)</text:p>
            </text:list-item>
            <text:list-item>
              <text:p text:style-name="P60">SetPanelViewState(bool onOrOff)</text:p>
            </text:list-item>
            <text:list-item>
              <text:p text:style-name="P60">SetPanelPosition(LivingEntity entity)</text:p>
              <text:list>
                <text:list-item>
                  <text:p text:style-name="P60">method takes entity as argument, gets it world pos, then add maybe +0.5 on the y axis</text:p>
                </text:list-item>
              </text:list>
            </text:list-item>
          </text:list>
        </text:list-item>
      </text:list>
      <text:p text:style-name="P1"/>
      <text:p text:style-name="P1">Sprint ?? Hit chance indicator on enemy moused over</text:p>
      <text:p text:style-name="P1">Future Sprint Stuff</text:p>
      <text:list xml:id="list956400420285957867" text:style-name="L32">
        <text:list-item>
          <text:p text:style-name="P36">Redesign and impement UI elements</text:p>
          <text:list>
            <text:list-item>
              <text:p text:style-name="P36">Top panel</text:p>
            </text:list-item>
            <text:list-item>
              <text:p text:style-name="P36"><text:soft-page-break/>Defender/construct buttons + panel</text:p>
            </text:list-item>
            <text:list-item>
              <text:p text:style-name="P36">Defender screen overlay UI</text:p>
              <text:list>
                <text:list-item>
                  <text:p text:style-name="P36">Defender ability bar</text:p>
                </text:list-item>
                <text:list-item>
                  <text:p text:style-name="P36">defender stat panel</text:p>
                </text:list-item>
                <text:list-item>
                  <text:p text:style-name="P36">defender weapons panel</text:p>
                </text:list-item>
              </text:list>
            </text:list-item>
          </text:list>
        </text:list-item>
      </text:list>
      <text:list xml:id="list7300866506743120567" text:style-name="L33">
        <text:list-item>
          <text:p text:style-name="P37">Implement when enemy mouse over during shoot targetting, it shows the hit chance percentage</text:p>
        </text:list-item>
        <text:list-item>
          <text:p text:style-name="P37">Update hover class</text:p>
          <text:list>
            <text:list-item>
              <text:p text:style-name="P37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7960177384955632026" text:style-name="L34">
        <text:list-item>
          <text:p text:style-name="P38">Update Tile animations</text:p>
          <text:list>
            <text:list-item>
              <text:p text:style-name="P38">Tilescripts sprite renderer is no longer directed animated/highlighted. Instead, place a blank white/partially transparent tile over the tile, and highlight that.</text:p>
              <text:list>
                <text:list-item>
                  <text:p text:style-name="P38">Make sure the the blank tile doesnt block mouse clicks/raycasts</text:p>
                </text:list-item>
              </text:list>
            </text:list-item>
            <text:list-item>
              <text:p text:style-name="P38">tile animations play faster</text:p>
            </text:list-item>
            <text:list-item>
              <text:p text:style-name="P38">tile highlight animation stops immediatly when cancel is triggered, instead of playing out the entire animation</text:p>
            </text:list-item>
          </text:list>
        </text:list-item>
      </text:list>
      <text:list xml:id="list42257620" text:continue-list="list7300866506743120567" text:style-name="L33">
        <text:list-item>
          <text:p text:style-name="P37">Find sprites and re do animations for </text:p>
          <text:list>
            <text:list-item>
              <text:p text:style-name="P37">rifleman</text:p>
            </text:list-item>
            <text:list-item>
              <text:p text:style-name="P37">hive gunner</text:p>
            </text:list-item>
            <text:list-item>
              <text:p text:style-name="P37">hive swarmer</text:p>
            </text:list-item>
          </text:list>
        </text:list-item>
      </text:list>
      <text:list xml:id="list5079723753180095143" text:style-name="L35">
        <text:list-item>
          <text:p text:style-name="P39">Find new sprites for tiles</text:p>
        </text:list-item>
        <text:list-item>
          <text:p text:style-name="P39">Find new sprites/animations for world objects</text:p>
          <text:list>
            <text:list-item>
              <text:p text:style-name="P39">tree</text:p>
            </text:list-item>
            <text:list-item>
              <text:p text:style-name="P39">rock wall</text:p>
            </text:list-item>
            <text:list-item>
              <text:p text:style-name="P39">rubble</text:p>
            </text:list-item>
          </text:list>
        </text:list-item>
      </text:list>
      <text:list xml:id="list492219852150019614" text:style-name="L36">
        <text:list-item>
          <text:p text:style-name="P40">Rifleman: Implement throw hand grenade ability</text:p>
        </text:list-item>
        <text:list-item>
          <text:p text:style-name="P40">Resources</text:p>
          <text:list>
            <text:list-item>
              <text:p text:style-name="P40">Implement different resources: gold, steel, wood</text:p>
            </text:list-item>
            <text:list-item>
              <text:p text:style-name="P40">Create new static script for managing a players resources (re-do gamemanager singleton)</text:p>
            </text:list-item>
            <text:list-item>
              <text:p text:style-name="P40"><text:soft-page-break/>create icons/text meshs for gold, steel, wood on the top panel</text:p>
            </text:list-item>
            <text:list-item>
              <text:p text:style-name="P40">Implement defenders and constructs have resource costs</text:p>
              <text:list>
                <text:list-item>
                  <text:p text:style-name="P40">defenders/constructs cannot be placed if player does not have enough resources</text:p>
                </text:list-item>
              </text:list>
            </text:list-item>
          </text:list>
        </text:list-item>
      </text:list>
      <text:list xml:id="list8997463570764324829" text:style-name="L37">
        <text:list-item>
          <text:p text:style-name="P41">Tile and object sprite rules</text:p>
        </text:list-item>
      </text:list>
      <text:list xml:id="list6330050461018039462" text:style-name="L38">
        <text:list-item>
          <text:p text:style-name="P42">Water tiles edit their sprites based on other adjacent water sprites automatically e.g.</text:p>
          <text:list>
            <text:list-item>
              <text:p text:style-name="P42">Edge water sprite, centre water sprite, corner water sprite</text:p>
            </text:list-item>
          </text:list>
        </text:list-item>
        <text:list-item>
          <text:p text:style-name="P42">Rock wall objects edit their sprites based on other adjacent rock wall object sprites automatically e.g.</text:p>
          <text:list>
            <text:list-item>
              <text:p text:style-name="P42">Centre rock, edge rock, corner rock, isolated rock</text:p>
            </text:list-item>
          </text:list>
        </text:list-item>
      </text:list>
      <text:list xml:id="list6933143057017710601" text:style-name="L39">
        <text:list-item>
          <text:p text:style-name="P43">Projectile animations and attack animation</text:p>
          <text:list>
            <text:list-item>
              <text:p text:style-name="P43">Add shoot attack animations to characters (maybe not yet, maybe these animations arent available)</text:p>
            </text:list-item>
            <text:list-item>
              <text:p text:style-name="P43">Attack (shoot) animation sequence</text:p>
              <text:list>
                <text:list-item>
                  <text:p text:style-name="P43">attacker makes attack movement animation</text:p>
                </text:list-item>
                <text:list-item>
                  <text:p text:style-name="P43">instantiate a projectile and launch it at the target</text:p>
                </text:list-item>
                <text:list-item>
                  <text:p text:style-name="P43">yield return wait until the projectile hits target</text:p>
                </text:list-item>
                <text:list-item>
                  <text:p text:style-name="P43">resolve damage/attack event, show damage or miss notification</text:p>
                  <text:list>
                    <text:list-item>
                      <text:p text:style-name="P43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1130053018266663129" text:style-name="L40">
        <text:list-item>
          <text:p text:style-name="P44">Implement spaceship control zone</text:p>
        </text:list-item>
        <text:list-item>
          <text:p text:style-name="P44">defenders cant be placed anywhere, they can only be placed inside the spaceship control zone</text:p>
        </text:list-item>
      </text:list>
      <text:p text:style-name="P1">Implement Character Points</text:p>
      <text:list xml:id="list5140573059683131754" text:style-name="L41">
        <text:list-item>
          <text:p text:style-name="P45">Characters have a 'point' value property</text:p>
        </text:list-item>
        <text:list-item>
          <text:p text:style-name="P45">implement point icon + current points / max points text on top panel</text:p>
        </text:list-item>
        <text:list-item>
          <text:p text:style-name="P45">implement cant recruit a new defender if it would take player above points maximum</text:p>
        </text:list-item>
        <text:list-item>
          <text:p text:style-name="P45">Add point cost icon/text to each defender button on panel</text:p>
        </text:list-item>
      </text:list>
      <text:p text:style-name="P1"/>
      <text:p text:style-name="P1">Implement Loot Box</text:p>
      <text:list xml:id="list5729732989817901421" text:style-name="L42">
        <text:list-item>
          <text:p text:style-name="P46">Implement loot box prefab/sprite/animations</text:p>
        </text:list-item>
        <text:list-item>
          <text:p text:style-name="P46"><text:soft-page-break/>Implement new loot box event</text:p>
          <text:list>
            <text:list-item>
              <text:p text:style-name="P46">when new loot box gets created on turn start, camera looks at the box to show the player its position</text:p>
            </text:list-item>
            <text:list-item>
              <text:p text:style-name="P46">yield return wait until this event is finished</text:p>
            </text:list-item>
          </text:list>
        </text:list-item>
      </text:list>
      <text:list xml:id="list4116347009097193671" text:style-name="L43">
        <text:list-item>
          <text:p text:style-name="P47">Implement Consumables system</text:p>
          <text:list>
            <text:list-item>
              <text:p text:style-name="P47">Design / implement 3 different consumables</text:p>
            </text:list-item>
            <text:list-item>
              <text:p text:style-name="P47">Add consumable slots to top panel</text:p>
            </text:list-item>
            <text:list-item>
              <text:p text:style-name="P47">Create new consumable scripts</text:p>
              <text:list>
                <text:list-item>
                  <text:p text:style-name="P47">ConsumableDataSO</text:p>
                </text:list-item>
                <text:list-item>
                  <text:p text:style-name="P47">ConsumableLogic</text:p>
                </text:list-item>
                <text:list-item>
                  <text:p text:style-name="P47">ConsumableLibrary</text:p>
                </text:list-item>
                <text:list-item>
                  <text:p text:style-name="P47">Consumable / ConsumableButton</text:p>
                </text:list-item>
              </text:list>
            </text:list-item>
          </text:list>
        </text:list-item>
      </text:list>
      <text:list xml:id="list5857799146092324823" text:style-name="L44">
        <text:list-item>
          <text:p text:style-name="P48">Create consumable / Consumable button prefab</text:p>
        </text:list-item>
        <text:list-item>
          <text:p text:style-name="P48">Create logic / methods</text:p>
          <text:list>
            <text:list-item>
              <text:p text:style-name="P48">GivePlayerConsumable(Consumable)</text:p>
            </text:list-item>
            <text:list-item>
              <text:p text:style-name="P48">UseConsumable()</text:p>
            </text:list-item>
            <text:list-item>
              <text:p text:style-name="P48">OnConsumableButtonClicked</text:p>
              <text:list>
                <text:list-item>
                  <text:p text:style-name="P48">figure out which consumable got clicked</text:p>
                </text:list-item>
                <text:list-item>
                  <text:p text:style-name="P48">look for targets, highlight tiles, awaitn order, etc</text:p>
                </text:list-item>
                <text:list-item>
                  <text:p text:style-name="P48">perform consumable effect</text:p>
                </text:list-item>
                <text:list-item>
                  <text:p text:style-name="P48"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6758895301693541199" text:style-name="L45">
        <text:list-item>
          <text:p text:style-name="P49">Implement and design 3 different maps</text:p>
        </text:list-item>
        <text:list-item>
          <text:p text:style-name="P49">balance, test and modify maps</text:p>
        </text:list-item>
        <text:list-item>
          <text:p text:style-name="P49">implement level manager method for randomly choosing a map</text:p>
        </text:list-item>
      </text:list>
      <text:p text:style-name="P1">Set up Core game loop</text:p>
      <text:list xml:id="list6055328688064925703" text:style-name="L46">
        <text:list-item>
          <text:p text:style-name="P50">Enemies target spaceship correctly</text:p>
        </text:list-item>
        <text:list-item>
          <text:p text:style-name="P50">no erorrs occur when spaceship is destroyed</text:p>
        </text:list-item>
        <text:list-item>
          <text:p text:style-name="P50"><text:soft-page-break/>if spaceship is destroyed, game over event starts</text:p>
        </text:list-item>
        <text:list-item>
          <text:p text:style-name="P50">Game over event</text:p>
          <text:list>
            <text:list-item>
              <text:p text:style-name="P50">space ship plays a explosion animation</text:p>
            </text:list-item>
            <text:list-item>
              <text:p text:style-name="P50">black screen half fades in</text:p>
            </text:list-item>
            <text:list-item>
              <text:p text:style-name="P50">game over panel window appears centre screen over everything</text:p>
            </text:list-item>
            <text:list-item>
              <text:p text:style-name="P50">game over screen elements</text:p>
              <text:list>
                <text:list-item>
                  <text:p text:style-name="P50">Game over text</text:p>
                </text:list-item>
                <text:list-item>
                  <text:p text:style-name="P50">new game button</text:p>
                </text:list-item>
                <text:list-item>
                  <text:p text:style-name="P50">main menu button</text:p>
                </text:list-item>
                <text:list-item>
                  <text:p text:style-name="P50">Player Score</text:p>
                  <text:list>
                    <text:list-item>
                      <text:p text:style-name="P50">different elements that contribute to score e.g.</text:p>
                      <text:list>
                        <text:list-item>
                          <text:p text:style-name="P50">Basic enemies killed</text:p>
                        </text:list-item>
                        <text:list-item>
                          <text:p text:style-name="P50">waves survived</text:p>
                        </text:list-item>
                        <text:list-item>
                          <text:p text:style-name="P50">elites killed</text:p>
                        </text:list-item>
                        <text:list-item>
                          <text:p text:style-name="P50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4525280547480203356" text:style-name="L47">
        <text:list-item>
          <text:p text:style-name="P51">Scene loading / generation</text:p>
        </text:list-item>
      </text:list>
      <text:list xml:id="list2848786796474309510" text:style-name="L48">
        <text:list-item>
          <text:p text:style-name="P52">Fix scene load visual order / timing</text:p>
        </text:list-item>
        <text:list-item>
          <text:p text:style-name="P52">Implement load scene async system</text:p>
        </text:list-item>
        <text:list-item>
          <text:p text:style-name="P52">Implement loading bar / progress bar</text:p>
        </text:list-item>
      </text:list>
      <text:list xml:id="list3844576703454979286" text:style-name="L49">
        <text:list-item>
          <text:p text:style-name="P53">Implement + design details on game start properties</text:p>
          <text:list>
            <text:list-item>
              <text:p text:style-name="P53">how many resources does player start with?</text:p>
            </text:list-item>
            <text:list-item>
              <text:p text:style-name="P53">How many defenders?</text:p>
            </text:list-item>
            <text:list-item>
              <text:p text:style-name="P53">Which defenders?</text:p>
            </text:list-item>
            <text:list-item>
              <text:p text:style-name="P53">What positions do the defenders start in?</text:p>
            </text:list-item>
            <text:list-item>
              <text:p text:style-name="P53">Should spaceship area have some sandbags/cover around it</text:p>
            </text:list-item>
          </text:list>
        </text:list-item>
      </text:list>
      <text:p text:style-name="P1">Income System</text:p>
      <text:list xml:id="list5431967210692003639" text:style-name="L50">
        <text:list-item>
          <text:p text:style-name="P54"><text:soft-page-break/>Design + implement details on income</text:p>
          <text:list>
            <text:list-item>
              <text:p text:style-name="P54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8487952655906353426" text:style-name="L51">
        <text:list-item>
          <text:p text:style-name="P55">Implement 'overwatch' ability</text:p>
        </text:list-item>
      </text:list>
      <text:p text:style-name="P1">Defenders</text:p>
      <text:list xml:id="list4525096776392483259" text:style-name="L52">
        <text:list-item>
          <text:p text:style-name="P56">Design + Implement Ranger</text:p>
          <text:list>
            <text:list-item>
              <text:p text:style-name="P56">Ranger abilities / passive traits designed + implemented</text:p>
            </text:list-item>
            <text:list-item>
              <text:p text:style-name="P56">ranger Weapons designed + implemented</text:p>
            </text:list-item>
            <text:list-item>
              <text:p text:style-name="P56">ranger properties / stats designed and tested</text:p>
            </text:list-item>
            <text:list-item>
              <text:p text:style-name="P56">Ranger button added to panel</text:p>
            </text:list-item>
          </text:list>
        </text:list-item>
        <text:list-item>
          <text:p text:style-name="P56">Design + Implement Engineer</text:p>
        </text:list-item>
        <text:list-item>
          <text:p text:style-name="P56">Design + Implement Marksman</text:p>
        </text:list-item>
        <text:list-item>
          <text:p text:style-name="P56">Design + Implement Radioman</text:p>
        </text:list-item>
        <text:list-item>
          <text:p text:style-name="P56">Design + Implement Gatting Gunner</text:p>
        </text:list-item>
        <text:list-item>
          <text:p text:style-name="P56">Maybe can combine engineer and radioman into a single role OR</text:p>
        </text:list-item>
        <text:list-item>
          <text:p text:style-name="P56">Radio man should have good support abilities/passives (increase ally defense, mark targets, etc)</text:p>
        </text:list-item>
        <text:list-item>
          <text:p text:style-name="P56">Extra potential classes</text:p>
          <text:list>
            <text:list-item>
              <text:p text:style-name="P56">Medic</text:p>
            </text:list-item>
            <text:list-item>
              <text:p text:style-name="P56">Scout</text:p>
            </text:list-item>
            <text:list-item>
              <text:p text:style-name="P56">Sergeant</text:p>
            </text:list-item>
            <text:list-item>
              <text:p text:style-name="P56">Demolition Expert</text:p>
            </text:list-item>
            <text:list-item>
              <text:p text:style-name="P56">Mortar ma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09-25T22:06:26.48</dc:date>
    <dc:creator>will black</dc:creator>
    <meta:editing-duration>P11DT12H45M13S</meta:editing-duration>
    <meta:editing-cycles>352</meta:editing-cycles>
    <meta:generator>OpenOffice/4.1.6$Win32 OpenOffice.org_project/416m1$Build-9790</meta:generator>
    <meta:document-statistic meta:table-count="0" meta:image-count="0" meta:object-count="0" meta:page-count="15" meta:paragraph-count="399" meta:word-count="2796" meta:character-count="16507"/>
  </office:meta>
</office:document-meta>
</file>